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600000016AC153594AC3FD3C7.png" manifest:media-type="image/png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42.656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2.881cm" svg:y="20.939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0.017cm" svg:y="14.43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8.653cm" svg:y="14.30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8.686cm" svg:y="19.16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custom-shape draw:style-name="gr35" draw:text-style-name="P8" draw:layer="layout" svg:width="1.143cm" svg:height="1.143cm" svg:x="37.195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39cm" svg:height="1.139cm" draw:transform="rotate (-0.176627320301826) translate (17.659cm 28.9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37.09cm 20.634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  <draw:frame draw:style-name="gr30" draw:text-style-name="P3" draw:layer="layout" svg:width="1.139cm" svg:height="1.139cm" draw:transform="rotate (-0.176627320301826) translate (62.541cm 25.13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9-04T08:46:26.813741786</dc:date>
    <dc:creator>Steven Huss-Lederman</dc:creator>
    <meta:editing-duration>PT3H24M52S</meta:editing-duration>
    <meta:editing-cycles>40</meta:editing-cycles>
    <meta:generator>LibreOffice/7.2.7.2$MacOSX_X86_64 LibreOffice_project/8d71d29d553c0f7dcbfa38fbfda25ee34cce99a2</meta:generator>
    <meta:document-statistic meta:object-count="124"/>
  </office:meta>
</office:document-meta>
</file>